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font-style="italic" officeooo:rsid="002d4a6e" officeooo:paragraph-rsid="002d4a6e" style:font-style-asian="italic" style:font-style-complex="italic"/>
    </style:style>
    <style:style style:name="P2" style:family="paragraph" style:parent-style-name="Standard">
      <style:text-properties officeooo:paragraph-rsid="00154e2f"/>
    </style:style>
    <style:style style:name="P3" style:family="paragraph" style:parent-style-name="Standard">
      <style:paragraph-properties fo:text-align="center" style:justify-single-word="false"/>
      <style:text-properties fo:font-size="18pt" fo:font-weight="bold" officeooo:paragraph-rsid="00154e2f"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1.5pt" officeooo:paragraph-rsid="00177659" style:font-size-asian="11.5pt" style:font-size-complex="11.5pt"/>
    </style:style>
    <style:style style:name="P5" style:family="paragraph" style:parent-style-name="Standard">
      <style:paragraph-properties fo:text-align="justify" style:justify-single-word="false"/>
      <style:text-properties fo:font-size="11.5pt" officeooo:paragraph-rsid="00157fb9" style:font-size-asian="11.5pt" style:font-size-complex="11.5pt"/>
    </style:style>
    <style:style style:name="P6" style:family="paragraph" style:parent-style-name="Standard">
      <style:paragraph-properties fo:text-align="justify" style:justify-single-word="false"/>
      <style:text-properties fo:font-size="11.5pt" officeooo:paragraph-rsid="001be101" style:font-size-asian="11.5pt" style:font-size-complex="11.5pt"/>
    </style:style>
    <style:style style:name="P7" style:family="paragraph" style:parent-style-name="Standard">
      <style:paragraph-properties fo:text-align="justify" style:justify-single-word="false"/>
      <style:text-properties fo:font-size="11.5pt" officeooo:paragraph-rsid="0021fdb0" style:font-size-asian="11.5pt" style:font-size-complex="11.5pt"/>
    </style:style>
    <style:style style:name="P8" style:family="paragraph" style:parent-style-name="Standard">
      <style:paragraph-properties fo:text-align="justify" style:justify-single-word="false"/>
      <style:text-properties fo:font-size="11.5pt" officeooo:paragraph-rsid="00228b9a" style:font-size-asian="11.5pt" style:font-size-complex="11.5pt"/>
    </style:style>
    <style:style style:name="P9" style:family="paragraph" style:parent-style-name="Standard">
      <style:paragraph-properties fo:text-align="justify" style:justify-single-word="false"/>
      <style:text-properties fo:font-size="11.5pt" officeooo:paragraph-rsid="0025136b" style:font-size-asian="11.5pt" style:font-size-complex="11.5pt"/>
    </style:style>
    <style:style style:name="P10" style:family="paragraph" style:parent-style-name="Standard">
      <style:paragraph-properties fo:text-align="justify" style:justify-single-word="false"/>
      <style:text-properties fo:font-size="11.5pt" officeooo:paragraph-rsid="002523cd" style:font-size-asian="11.5pt" style:font-size-complex="11.5pt"/>
    </style:style>
    <style:style style:name="P11" style:family="paragraph" style:parent-style-name="Standard">
      <style:paragraph-properties fo:text-align="justify" style:justify-single-word="false"/>
      <style:text-properties fo:font-size="11.5pt" officeooo:paragraph-rsid="0025d7d4" style:font-size-asian="11.5pt" style:font-size-complex="11.5pt"/>
    </style:style>
    <style:style style:name="P12" style:family="paragraph" style:parent-style-name="Standard">
      <style:paragraph-properties fo:text-align="justify" style:justify-single-word="false"/>
      <style:text-properties fo:font-size="11.5pt" officeooo:paragraph-rsid="002901d8" style:font-size-asian="11.5pt" style:font-size-complex="11.5pt"/>
    </style:style>
    <style:style style:name="P13" style:family="paragraph" style:parent-style-name="Standard">
      <style:paragraph-properties fo:text-align="justify" style:justify-single-word="false"/>
      <style:text-properties fo:font-size="11.5pt" fo:font-style="normal" officeooo:rsid="001be101" officeooo:paragraph-rsid="001be101" style:font-size-asian="11.5pt" style:font-style-asian="normal" style:font-size-complex="11.5pt" style:font-style-complex="normal"/>
    </style:style>
    <style:style style:name="P14" style:family="paragraph" style:parent-style-name="Standard">
      <style:paragraph-properties fo:text-align="justify" style:justify-single-word="false"/>
      <style:text-properties fo:font-size="11.5pt" officeooo:paragraph-rsid="0034a61f" style:font-size-asian="11.5pt" style:font-size-complex="11.5pt"/>
    </style:style>
    <style:style style:name="P15" style:family="paragraph" style:parent-style-name="Standard">
      <style:paragraph-properties fo:text-align="justify" style:justify-single-word="false"/>
      <style:text-properties officeooo:paragraph-rsid="0034a61f"/>
    </style:style>
    <style:style style:name="T1" style:family="text">
      <style:text-properties fo:font-style="normal" officeooo:rsid="001b4a15" style:font-style-asian="normal" style:font-style-complex="normal"/>
    </style:style>
    <style:style style:name="T2" style:family="text">
      <style:text-properties fo:font-style="normal" officeooo:rsid="001be101" style:font-style-asian="normal" style:font-style-complex="normal"/>
    </style:style>
    <style:style style:name="T3" style:family="text">
      <style:text-properties fo:font-style="normal" officeooo:rsid="00202d8e" style:font-style-asian="normal" style:font-style-complex="normal"/>
    </style:style>
    <style:style style:name="T4" style:family="text">
      <style:text-properties fo:font-style="normal" officeooo:rsid="0021fdb0" style:font-style-asian="normal" style:font-style-complex="normal"/>
    </style:style>
    <style:style style:name="T5" style:family="text">
      <style:text-properties fo:font-style="normal" officeooo:rsid="0023d741" style:font-style-asian="normal" style:font-style-complex="normal"/>
    </style:style>
    <style:style style:name="T6" style:family="text">
      <style:text-properties fo:font-style="normal" officeooo:rsid="0025136b" style:font-style-asian="normal" style:font-style-complex="normal"/>
    </style:style>
    <style:style style:name="T7" style:family="text">
      <style:text-properties fo:font-style="normal" officeooo:rsid="002523cd" style:font-style-asian="normal" style:font-style-complex="normal"/>
    </style:style>
    <style:style style:name="T8" style:family="text">
      <style:text-properties fo:font-style="normal" officeooo:rsid="0028cbde" style:font-style-asian="normal" style:font-style-complex="normal"/>
    </style:style>
    <style:style style:name="T9" style:family="text">
      <style:text-properties fo:font-style="normal" officeooo:rsid="002901d8" style:font-style-asian="normal" style:font-style-complex="normal"/>
    </style:style>
    <style:style style:name="T10" style:family="text">
      <style:text-properties fo:font-style="normal" officeooo:rsid="002a8d54" style:font-style-asian="normal" style:font-style-complex="normal"/>
    </style:style>
    <style:style style:name="T11" style:family="text">
      <style:text-properties fo:font-style="normal" officeooo:rsid="0034a61f" style:font-style-asian="normal" style:font-style-complex="normal"/>
    </style:style>
    <style:style style:name="T12" style:family="text">
      <style:text-properties fo:font-style="italic" officeooo:rsid="00177659" style:font-style-asian="italic" style:font-style-complex="italic"/>
    </style:style>
    <style:style style:name="T13" style:family="text">
      <style:text-properties fo:font-style="italic" officeooo:rsid="001b4a15" style:font-style-asian="italic" style:font-style-complex="italic"/>
    </style:style>
    <style:style style:name="T14" style:family="text">
      <style:text-properties fo:font-style="italic" officeooo:rsid="00202d8e" style:font-style-asian="italic" style:font-style-complex="italic"/>
    </style:style>
    <style:style style:name="T15" style:family="text">
      <style:text-properties fo:font-style="italic" officeooo:rsid="0023d741" style:font-style-asian="italic" style:font-style-complex="italic"/>
    </style:style>
    <style:style style:name="T16" style:family="text">
      <style:text-properties fo:font-style="italic" officeooo:rsid="0025136b" style:font-style-asian="italic" style:font-style-complex="italic"/>
    </style:style>
    <style:style style:name="T17" style:family="text">
      <style:text-properties fo:font-style="italic" officeooo:rsid="0028cbde" style:font-style-asian="italic" style:font-style-complex="italic"/>
    </style:style>
    <style:style style:name="T18" style:family="text">
      <style:text-properties officeooo:rsid="00157fb9"/>
    </style:style>
    <style:style style:name="T19" style:family="text">
      <style:text-properties officeooo:rsid="00177659"/>
    </style:style>
    <style:style style:name="T20" style:family="text">
      <style:text-properties officeooo:rsid="00194501"/>
    </style:style>
    <style:style style:name="T21" style:family="text">
      <style:text-properties officeooo:rsid="001a5fbc"/>
    </style:style>
    <style:style style:name="T22" style:family="text">
      <style:text-properties officeooo:rsid="001b4a15"/>
    </style:style>
    <style:style style:name="T23" style:family="text">
      <style:text-properties officeooo:rsid="001cc7f3"/>
    </style:style>
    <style:style style:name="T24" style:family="text">
      <style:text-properties officeooo:rsid="001e6990"/>
    </style:style>
    <style:style style:name="T25" style:family="text">
      <style:text-properties officeooo:rsid="00202d8e"/>
    </style:style>
    <style:style style:name="T26" style:family="text">
      <style:text-properties officeooo:rsid="00228b9a"/>
    </style:style>
    <style:style style:name="T27" style:family="text">
      <style:text-properties officeooo:rsid="0023d741"/>
    </style:style>
    <style:style style:name="T28" style:family="text">
      <style:text-properties officeooo:rsid="002523cd"/>
    </style:style>
    <style:style style:name="T29" style:family="text">
      <style:text-properties officeooo:rsid="0025d7d4"/>
    </style:style>
    <style:style style:name="T30" style:family="text">
      <style:text-properties officeooo:rsid="00279564"/>
    </style:style>
    <style:style style:name="T31" style:family="text">
      <style:text-properties officeooo:rsid="0028cbde"/>
    </style:style>
    <style:style style:name="T32" style:family="text">
      <style:text-properties officeooo:rsid="002901d8"/>
    </style:style>
    <style:style style:name="T33" style:family="text">
      <style:text-properties officeooo:rsid="002a8d54"/>
    </style:style>
    <style:style style:name="T34" style:family="text">
      <style:text-properties officeooo:rsid="00336d7b"/>
    </style:style>
    <style:style style:name="T35" style:family="text">
      <style:text-properties fo:font-size="11.5pt" style:font-size-asian="11.5pt" style:font-size-complex="11.5pt"/>
    </style:style>
    <style:style style:name="T36" style:family="text">
      <style:text-properties fo:font-size="11.5pt" officeooo:rsid="00157fb9" style:font-size-asian="11.5pt" style:font-size-complex="11.5pt"/>
    </style:style>
    <style:style style:name="T37" style:family="text">
      <style:text-properties fo:font-size="11.5pt" officeooo:rsid="0034a61f" style:font-size-asian="11.5pt" style:font-size-complex="11.5pt"/>
    </style:style>
    <style:style style:name="T38" style:family="text">
      <style:text-properties fo:font-size="11.5pt" officeooo:rsid="00177659" style:font-size-asian="11.5pt" style:font-size-complex="11.5pt"/>
    </style:style>
    <style:style style:name="T39" style:family="text">
      <style:text-properties fo:font-size="11.5pt" officeooo:rsid="00194501" style:font-size-asian="11.5pt" style:font-size-complex="11.5pt"/>
    </style:style>
    <style:style style:name="T40" style:family="text">
      <style:text-properties fo:font-size="11.5pt" fo:font-style="italic" officeooo:rsid="00177659" style:font-size-asian="11.5pt" style:font-style-asian="italic" style:font-size-complex="11.5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issertation : « Le travail libère-t-il l'homme ? »</text:p>
      <text:p text:style-name="P2"/>
      <text:p text:style-name="P2"/>
      <text:p text:style-name="P2"/>
      <text:p text:style-name="P15"><text:span text:style-name="T35"><text:tab/>Au sens large, le travail désigne toute activité humaine de production dont l'accomplissement suppose des efforts et une certaine organisation. La question de savoir si le travail libère l'homme pose problème à partir du moment où on définit la liberté comme le </text:span><text:span text:style-name="T36">fait de </text:span><text:span text:style-name="T35">pouvoir de faire ce que l'on veut. </text:span><text:span text:style-name="T36">A première vue, </text:span><text:span text:style-name="T37">par nos efforts et notre organisation nous nous rendons capables de produire plus efficacement les objets qui répondent à nos désirs. En ce sens - en tant qu’il désigne simplement une forme d’activité rationalisée et intensifiée - le travail serait la forme de libération la plus efficace pour l’homme.</text:span><text:span text:style-name="T38"> Cependant, est-ce là vraiment une libération ? Il semble bien plutôt que la liberté concerne d’abord ma capacité à </text:span><text:span text:style-name="T40">vouloir par moi-même.</text:span><text:span text:style-name="T38"> </text:span><text:span text:style-name="T37">Être libre, ce n’est pas simplement satisfaire mes désirs ; la liberté implique bien plutôt </text:span><text:span text:style-name="T38">une exigence d’autonomie morale, qui suppose un apprentissage rigoureux de l’effort </text:span><text:span text:style-name="T39">et de la discipline</text:span><text:span text:style-name="T38">. Le problème se pose donc ainsi : le travail n’est-il pour moi qu’un moyen de satisfaire mes désirs ? Ou bien est-il plus profondément un processus au cours duquel j’apprends à me connaître et à me maîtriser ?</text:span></text:p>
      <text:p text:style-name="P4"><text:tab/><text:span text:style-name="T19">Dans un premier temps, nous dirons que le travail nous permet de construire nos conditions d’existence en transformant le monde. </text:span><text:span text:style-name="T34">Nous verrons cependant</text:span><text:span text:style-name="T19"> dans un second temps que le travail est d’abord un processus par lequel le sujet lui-même se transforme et s’approprie sa volonté. Enfin, il faudra dire que le travail ne saurait être libérateur qu’à condition </text:span><text:span text:style-name="T20">d’être véritablement humain.</text:span></text:p>
      <text:p text:style-name="P5"/>
      <text:p text:style-name="P5"/>
      <text:p text:style-name="P5"/>
      <text:p text:style-name="P5"><text:tab/><text:span text:style-name="T20">Il semble que la liberté se définisse comme le pouvoir de réaliser notre volonté. Si l’on reconnaît que la première de nos volontés c’est d’assurer notre subsistance, et que par ailleurs le travail nous permet de produire les biens nécessaire à notre survie, alors il faut conclure que le travail est la première forme de liberté.</text:span></text:p>
      <text:p text:style-name="P5"><text:tab/><text:span text:style-name="T20">Il faut remarquer dans un premier temps que l’homme est le seul animal à devoir produire par lui-même ses conditions de survie. C’est </text:span><text:span text:style-name="T21">ce que décrit le mythe de Protagoras, présenté dans le dialogue éponyme de Platon. Protagoras produit un récit des origines de l’homme : la scène se passe à la création des espèces mortelles. Les deux titans Prométhée et Epiméthée doivent procéder à la répartition des attributs entre tous les animaux : Epiméthée donne aux uns la force, aux autres la vitesse, à d’autre encore des carapaces ou des ailes, etc. Le but est double : que chaque animal puisse subsister dans son environnement, et que toutes les espèces puissent subsister ensemble. Quand arrive le tour de l’homme, malheureusement, tous les avantages ont été distribués, le laissant nu et faible. Pour pallier l’inconséquence de son frère, Prométhée décide de voler aux dieux le feu et l’habileté technique ; l’homme pourra ainsi assurer sa survie en produisant par lui-même ses moyens d’existence. Le sens de cette fable est clair : d’un point de vue corporel, l’homme n’a aucune supériorité sur les autres animaux. Il n’est qu’un singe nu, c’est-à-dire moins encore qu’un singe. Par contre, il a la capacité, par son intelligence, de compenser ce qui ne lui a pas été donné à la naissance. La technique est donc ce par quoi l’homme compense sa faiblesse naturelle. Par son travail, il transforme le monde autour de lui pour l’adapter à ses besoins, et se libère ainsi des contraintes de la nature, en lui et hors de lui.</text:span></text:p>
      <text:p text:style-name="P6"><text:tab/><text:span text:style-name="T21">Le travail, de ce point du vue, a un statut ambigu du point de vue de l’idéal de liberté : d’une part, il est clair qu’il nous permet de réaliser plus efficacement notre volonté ; mais d’autre part il </text:span><text:span text:style-name="T22">ne </text:span><text:span text:style-name="T21">le fait </text:span><text:span text:style-name="T22">qu’</text:span><text:span text:style-name="T21">au prix de fortes contraintes, que nous ne pouvons pas désirer pour elles-mêmes. </text:span><text:span text:style-name="T22">Or</text:span><text:span text:style-name="T21"> si le travail nous libère du point de vue de ce qu’il produit, tout en nous aliénant en tant que travailleurs, la solution semble s’imposer : pour être réellement libre, il faudrait faire en sorte que d’autres hommes travaillent pour nous, et que nous puissions récolter les fruits de leur labeur. </text:span><text:span text:style-name="T22">C’est en ce sens qu’on peut interpréter l’institution de l’esclavage dans l’antiquité grecque. Hannah Arendt le rappelle dans </text:span><text:span text:style-name="T13">Condition de l’homme moderne </text:span><text:span text:style-name="T1">: </text:span><text:span text:style-name="T2">o</text:span><text:span text:style-name="T1">n a tendance à penser que le travail était méprisé parce qu’il était réservé aux esclaves ; c’est pourtant un contresens complet. </text:span><text:span text:style-name="T2">A</text:span><text:span text:style-name="T1">u contraire, </text:span><text:span text:style-name="T2">c’est</text:span><text:span text:style-name="T1"> parce que </text:span><text:span text:style-name="T13">le travail était méprisable</text:span><text:span text:style-name="T1"> qu’il fallait des esclaves. Si le travail est méprisable, c’est qu’il est tout entier tourné vers la satisfaction des besoins naturels, de sorte que la vie de l’esclave est exactement semblable à une vie d’animal. La vie vraiment humaine, c’est celle qui est rendue possible par la libération </text:span><text:span text:style-name="T13">du</text:span><text:span text:style-name="T1"> travail, quand la question de la satisfaction de nos besoins naturels n’est plus pour nous un objet de préoccupation : </text:span><text:span text:style-name="T2">c’est </text:span><text:span text:style-name="T1">alors </text:span><text:span text:style-name="T2">que</text:span><text:span text:style-name="T1"> nous pouvons nous adonner aux </text:span><text:soft-page-break/><text:span text:style-name="T1">activités vraiment humaines et libres : la contemplation, l’action politique, la philosophie, etc. De ce point de vue, le travail est davantage une </text:span><text:span text:style-name="T13">préparation</text:span><text:span text:style-name="T1"> à la liberté qu’une véritable libération par lui-même.</text:span></text:p>
      <text:p text:style-name="P6"><text:span text:style-name="T1"><text:tab/></text:span><text:span text:style-name="T2">Paradoxalement, le travail semble donc libérer d’abord l’homme qui ne travaille pas. Mais est-ce vraiment aussi simple ? En comprenant la liberté comme la réalisation de nos désirs, il semble bien que nous ayons fait l’erreur de confondre liberté et plaisir. En réalité, rien ne nous force à comprendre la souffrance du travailleur comme une perte de liberté. Précisément, toute libération n’implique-t-elle pas des efforts ?</text:span></text:p>
      <text:p text:style-name="P13"/>
      <text:p text:style-name="P13"><text:tab/>Il faut maintenant voir en quel sens l’expérience de l’effort nous permet de connaître et développer nos pouvoirs d’être et d’agir. En ce sens, la liberté sera moins comprise comme le rapport que j’entretiens au monde extérieur – qui me fournit les objets de consommation propres à satisfaire mes désirs – que comme un certain rapport que j’entretiens à moi-même.</text:p>
      <text:p text:style-name="P7"><text:tab/><text:span text:style-name="T23">Avant toutes choses, il est nécessaire de clarifier une ambiguïté qui s’attache à la notion de liberté. Qu’est-ce que la liberté ? Naïvement, nous tendons à répondre qu’il s’agit du </text:span><text:span text:style-name="T24">fait de </text:span><text:span text:style-name="T23">pouvoir faire ce que je veux. De ce point de vue, le travail nous libère puisqu’il permet à notre action d’être plus efficace : il ouvre nos capacités, </text:span><text:span text:style-name="T24">et nous permet de satisfaire plus efficacement nos désirs</text:span><text:span text:style-name="T23">. </text:span><text:span text:style-name="T24">O</text:span><text:span text:style-name="T23">n peut </text:span><text:span text:style-name="T24">pourtant </text:span><text:span text:style-name="T23">se demander s’</text:span><text:span text:style-name="T24">il est réellement possible de définir</text:span><text:span text:style-name="T23"> </text:span><text:span text:style-name="T24">la liberté comme le fait de réaliser nos désirs. Avons-nous choisi nos désirs eux-mêmes ?</text:span></text:p>
      <text:p text:style-name="P7"><text:span text:style-name="T25"><text:tab/>Il semble bien plutôt que la liberté tient d’abord dans le fait de vouloir </text:span><text:span text:style-name="T14">par soi-même </text:span><text:span text:style-name="T3">ce que nous voulons. Et précisément, vouloir par soi-même exige de ne plus être esclave de ses propres désirs. Dans cette volonté qui apprend à s’approprier elle-même, on reconnaît ici la figure hégélienne de l’esclave. La « dialectique du maître et de l’esclave » (</text:span><text:span text:style-name="T14">Phénoménologie de l’Esprit</text:span><text:span text:style-name="T3">) nous présente </text:span><text:span text:style-name="T4">ainsi </text:span><text:span text:style-name="T3">deux consciences en lutte pour la reconnaissance – puisqu’on ne saurait exister comme conscience sans être reconnue comme telle, et puisque cette reconnaissance, faisant l’objet d’une exigence réciproque, est nécessairement conflictuelle. La conscience victorieuse (le « maître ») pense affirmer sa liberté en forçant l’esclave à prendre en charge la réalisation de son désir : le maître commande, et l’esclave travaille pour transformer le monde selon le désir du maître. Une telle situation, cependant, est vouée à se retourner dialectiquement : alors que le maître pense être absolument libre et tout-puissant, il finit par dépendre totalement de son esclave, et devient l’esclave de son esclave. Ce dernier, de son côté, exécute certes les ordres du maître, mais c’est bien lui qui se confronte au monde réel : il apprend à transformer le monde selon sa volonté, et à discipliner son désir. La maîtrise abstraite du maître devient chez l’esclave maîtrise réelle, substantielle ; c’est l’esclave qui, en apprenant à transformer le monde, se transforme lui-même par son travail. </text:span><text:span text:style-name="T4">La leçon hégélienne est claire : la liberté, si elle se contente de consommer les produits de son désir, se condamne à n’être qu’une fiction trompeuse. La véritable liberté substantielle, c’est le mouvement par lequel une volonté apprend à s’approprier elle-même, en se libérant de ses déterminations naturelles – </text:span><text:span text:style-name="T11">et parmi celles-ci, en particulier, à se libérer de </text:span><text:span text:style-name="T4">son désir.</text:span></text:p>
      <text:p text:style-name="P8"><text:tab/><text:span text:style-name="T26">Il ne faudrait pas concevoir le travail comme une activité à laquelle pourrait se livrer une conscience qui existerait déjà pleinement par elle-même. En réalité, nous ne pouvons nous constituer comme conscience de soi que dans la mesure où nous comprenons que le réel ne se plie jamais sans effort à nos désirs. C’est par le travail que nous faisons cet apprentissage ; le travail façonne le monde, mais il façonne d’abord notre intériorité. Mais pour que notre activité laborieuse puisse être l’occasion d’une découverte et d’une construction de soi, ne faut-il pas qu’elle soit elle-même libre ?</text:span></text:p>
      <text:p text:style-name="P8"/>
      <text:p text:style-name="P8"><text:tab/><text:span text:style-name="T26">La thèse que nous voulons défendre, ici, est la suivante : pour que le travail puisse effectivement être libérateur pour l’homme, il faut que ses modalités soient suffisamment ouvertes pour que le travailleur </text:span><text:span text:style-name="T27">soit capable</text:span><text:span text:style-name="T26"> s’y reconnaître. </text:span><text:span text:style-name="T27">Autrement dit, le travail ne peut libérer l’homme qu’à la condition d’être lui-même humain.</text:span></text:p>
      <text:p text:style-name="P9"><text:tab/><text:span text:style-name="T27">Cette thèse implique une rupture avec une certaine façon de parler du travail </text:span><text:span text:style-name="T15">en soi</text:span><text:span text:style-name="T27">, comme s’il s’agissait d’une abstraction métaphysique détachée de tout cadre historique. En réalité, le « travail » n’existe que sous des formes particulières et historiquement déterminées. On peut conserver l’idée hégélienne selon laquelle ce n’est que par son activité de transformation du monde que l’homme peut parvenir à une pleine conscience de sa liberté, mais en même temps il faut remarquer que certaines formes historiques du travail interdisent radicalement cette possibilité. On pense ici en particulier à ses formes spécifiquement modernes, qui se dessinent dès les grandes manufactures du XVIIIè siècle, pour prendre leurs formes les plus éclatantes avec les chaînes de montage de la fin du XIXè siècle.</text:span></text:p>
      <text:p text:style-name="P10"><text:span text:style-name="T27"><text:tab/>De quoi s’agit-il en effet ici ? L’artisan conservait un certain degré de liberté face à son objet : il décide des modalités du processus de production (il peut même les changer en cours de route), il change </text:span><text:soft-page-break/><text:span text:style-name="T27">de poste de travail régulièrement et doit maîtriser un grand nombre de compétences. L’objet de l’artisan est </text:span><text:span text:style-name="T15">son</text:span><text:span text:style-name="T5"> objet, il peut le reconnaître comme une expression </text:span><text:span text:style-name="T6">légitime </text:span><text:span text:style-name="T5">de sa liberté. Au contraire, </text:span><text:span text:style-name="T6">ce qui caractérise l’ouvrier, c’est qu’il n’intervient pas dans le processus de décision gouvernant son travail ; il exécute ce que le patron ou l’ingénieur lui ordonnent d’exécuter. Ce qui est </text:span><text:span text:style-name="T7">ainsi </text:span><text:span text:style-name="T6">inventé avec la figure de l’ouvrier, c’est la figure du </text:span><text:span text:style-name="T16">pur exécutant </text:span><text:span text:style-name="T6">; sa tâche est physiquement éreintante, et lui-même ne peux plus se reconnaître dans l’objet de son travail. </text:span><text:span text:style-name="T7">Comparons</text:span><text:span text:style-name="T6"> avec l’esclave hégélien : celui-ci était certes aux ordres de son maître, mais son maître lui laissait toute liberté dans le travail. La transformation du réel était un domaine qui lui était entièrement dévolu, et c’est dans cette indépendance qu’il pouvait trouver sa liberté. L’ouvrier, lui, </text:span><text:span text:style-name="T7">intervient dans le processus de production sous les mêmes modalités qu’une machine ou une bête de somme. </text:span><text:span text:style-name="T6">Alors que le travail devrait être le lieu de déploiement de notre humanité, le travail ouvrier est un lieu de dépossession de soi. Ce travail, Marx l’appellera un « travail aliéné » dans ses </text:span><text:span text:style-name="T16">Manuscrits de 1844</text:span><text:span text:style-name="T6">. L’aliénation (du latin </text:span><text:span text:style-name="T16">alius</text:span><text:span text:style-name="T6">, « autre »), c’est </text:span><text:span text:style-name="T7">en effet</text:span><text:span text:style-name="T6"> le processus par lequel un sujet perd la propriété de son propre être, et se transforme en quelque chose qui lui est étranger.</text:span></text:p>
      <text:p text:style-name="P10"><text:span text:style-name="T6"><text:tab/></text:span><text:span text:style-name="T7">Attention cependant : il ne faut pas imaginer que le travail ouvrier serait une conséquence inévitable de certaines évolutions techniques ou scientifiques de la modernité. En réalité, la prolétarisation du travail est la conséquence directe d’un rapport de force établi par la bourgeoisie. Il ne peut y avoir de libération de l’homme sans libération du travail, mais il faut bien comprendre qu’il ne peut pas y avoir de libération du travail sans un bouleversement radical des rapports sociaux. De ce point de vue, pour Marx, le travail ne pourra remplir sa plus haute mission qu’à la faveur d’une révolution politique et sociale. </text:span><text:span text:style-name="T10">Le travail est une réalité d’ordre social, et jamais strictement individuel ; c’est cette prise de conscience qui conditionne tout mouvement d’émancipation.</text:span></text:p>
      <text:p text:style-name="P11"><text:tab/><text:span text:style-name="T28">Il importe donc de ne jamais céder aux discours nous invitant à </text:span><text:span text:style-name="T29">voir le</text:span><text:span text:style-name="T28"> </text:span><text:span text:style-name="T29">travail</text:span><text:span text:style-name="T28"> </text:span><text:span text:style-name="T29">comme un simple</text:span><text:span text:style-name="T28"> moyen </text:span><text:span text:style-name="T33">pour l’individu </text:span><text:span text:style-name="T28">de « gagner sa vie » - </text:span><text:span text:style-name="T29">ce qui rendrait acceptable n’importe quel travail, du moment qu’il est correctement rémunéré</text:span><text:span text:style-name="T28">. </text:span><text:span text:style-name="T29">Le travail est bien plus qu’un moyen pour obtenir un salaire : c’est le lieu à partir duquel nous pouvons construire notre identité, à partir duquel nous envisageons notre rôle dans la société, et le sens de notre existence elle-même. De ce point de vue, plutôt que de se demander si le travail libère l’homme, il importerait de se demander comment nous pouvons agir efficacement pour libérer le travail, et lutter </text:span><text:span text:style-name="T33">collectivement </text:span><text:span text:style-name="T29">contre ses formes les plus indignes.</text:span></text:p>
      <text:p text:style-name="P11"/>
      <text:p text:style-name="P11"/>
      <text:p text:style-name="P11"/>
      <text:p text:style-name="P11"/>
      <text:p text:style-name="P12"><text:tab/><text:span text:style-name="T29">Par le travail, l’homme produit ses propres conditions d’existence. Il y a ici quelque chose comme une première libération objective, un mouvement par lequel l’homme se dégage des nécessités de la nature </text:span><text:span text:style-name="T30">en assurant lui-même sa propre survie</text:span><text:span text:style-name="T29">. Pour autant, </text:span><text:span text:style-name="T30">la liberté humaine ne saurait se limiter à une simple capacité à obéir à nos besoins. Plus fondamentalement, la liberté suppose d’apprendre à maîtriser notre propre volonté. En nous mettant aux prises avec le réel, en nous </text:span><text:span text:style-name="T31">forçant à nous transformer nous-même pour transformer </text:span><text:span text:style-name="T32">le monde</text:span><text:span text:style-name="T31">, c’est bien le travail qui nous permet de nous construire comme sujets réellement libres. Ceci implique, cependant, de trouver des formes de travail dans lesquelles nous puissions reconnaître nos pouvoirs de penser et d’agir </text:span><text:span text:style-name="T32">dans </text:span><text:span text:style-name="T31">notre activité de transformation du monde.</text:span></text:p>
      <text:p text:style-name="P12"><text:tab/><text:span text:style-name="T31">Au cours de cette réflexion, nous nous sommes demandé si le travail n’était qu’un moyen de satisfaire mes désirs, ou s’il était plutôt un processus au cours duquel j’apprends à me connaître et à me maîtriser. C’est la seconde alternative qui nous est apparue comme étant la plus satisfaisante, mais il faut prendre garde à ajouter une nuance importante : cette libération ne saurait être strictement individuelle. Le travail est une réalité </text:span><text:span text:style-name="T17">sociale</text:span><text:span text:style-name="T8">, et met toujours en jeu mon rapport aux autres hommes. </text:span><text:span text:style-name="T9">On ne peut pas libérer les hommes sans d’abord libérer le travail, </text:span><text:span text:style-name="T32">ce qui implique des luttes collectives pour</text:span> l'égalité, la solidarité et la sécurité. On peut donc se demander si la justice sociale n'est pas la condition première de notre liberté, puisque <text:span text:style-name="T32">sans elle</text:span> le travail <text:span text:style-name="T32">ne saurait jamais </text:span><text:span text:style-name="T31">vraiment jouer son rôle d’émancipation.</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officeooo:rsid="002d4a6e" officeooo:paragraph-rsid="002d4a6e" style:font-style-asian="italic" style:font-style-complex="itali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Le travail libère-t-il l’homme ? » - Corrigé – <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14T13:36:04.080000000</meta:creation-date>
    <meta:editing-duration>PT10M8S</meta:editing-duration>
    <meta:editing-cycles>3</meta:editing-cycles>
    <meta:generator>LibreOffice/7.0.3.1$Windows_X86_64 LibreOffice_project/d7547858d014d4cf69878db179d326fc3483e082</meta:generator>
    <dc:date>2022-01-25T23:00:13.060000000</dc:date>
    <meta:document-statistic meta:table-count="0" meta:image-count="0" meta:object-count="0" meta:page-count="3" meta:paragraph-count="19" meta:word-count="2415" meta:character-count="14812" meta:non-whitespace-character-count="12393"/>
  </office:meta>
</office:document-meta>
</file>